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28</text:p>
          </table:table-cell>
        </table:table-row>
        <table:table-row table:style-name="ro1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27</text:p>
          </table:table-cell>
        </table:table-row>
        <table:table-row table:style-name="ro1">
          <table:table-cell office:value-type="string" calcext:value-type="string">
            <text:p><text:a xlink:href="https://1xbet.whoscored.com/Players/74447/Show/Marcos-Rocha" xlink:type="simple">14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2/Show/Diego" xlink:type="simple">15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22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0/Show/Éverton" xlink:type="simple">16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595/Show/Gustavo-Henrique" xlink:type="simple">17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3/Show/Igor-Paixão" xlink:type="simple">1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300280/Show/Ygor-Nogueira" xlink:type="simple">19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9/Show/Joaquim" xlink:type="simple">20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8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0:11:06.543075175</meta:creation-date>
    <meta:generator>LibreOffice/7.3.4.2$Linux_X86_64 LibreOffice_project/30$Build-2</meta:generator>
    <dc:date>2022-08-16T00:17:25.562985822</dc:date>
    <meta:editing-duration>PT6M19S</meta:editing-duration>
    <meta:editing-cycles>1</meta:editing-cycles>
    <meta:document-statistic meta:table-count="1" meta:cell-count="5184" meta:object-count="0"/>
  </office:meta>
</office:document-meta>
</file>